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11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6:.G6])" office:value-type="float" office:value="93.7" calcext:value-type="float">
            <text:p>93,7</text:p>
          </table:table-cell>
          <table:table-cell office:value-type="float" office:value="609" calcext:value-type="float">
            <text:p>609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office:value-type="float" office:value="39.6" calcext:value-type="float">
            <text:p>39,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7:.G7])" office:value-type="float" office:value="207.8" calcext:value-type="float">
            <text:p>207,8</text:p>
          </table:table-cell>
          <table:table-cell office:value-type="float" office:value="604" calcext:value-type="float">
            <text:p>604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,9</text:p>
          </table:table-cell>
          <table:table-cell office:value-type="float" office:value="38.9" calcext:value-type="float">
            <text:p>38,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8:.G8])" office:value-type="float" office:value="92.7" calcext:value-type="float">
            <text:p>92,7</text:p>
          </table:table-cell>
          <table:table-cell office:value-type="float" office:value="608" calcext:value-type="float">
            <text:p>608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,6</text:p>
          </table:table-cell>
          <table:table-cell office:value-type="float" office:value="32" calcext:value-type="float">
            <text:p>32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stack1</text:p>
          </table:table-cell>
          <table:table-cell table:formula="of:=SUM([.E9:.G9])" office:value-type="float" office:value="75.5" calcext:value-type="float">
            <text:p>75,5</text:p>
          </table:table-cell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,4</text:p>
          </table:table-cell>
          <table:table-cell office:value-type="float" office:value="25.7" calcext:value-type="float">
            <text:p>25,7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stack1</text:p>
          </table:table-cell>
          <table:table-cell table:formula="of:=SUM([.E10:.G10])" office:value-type="float" office:value="67.4" calcext:value-type="float">
            <text:p>67,4</text:p>
          </table:table-cell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office:value-type="float" office:value="23.6" calcext:value-type="float">
            <text:p>23,6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AVERAGE([.B6:.B14])" office:value-type="float" office:value="107.42" calcext:value-type="float">
            <text:p>107,42</text:p>
          </table:table-cell>
          <table:table-cell table:formula="of:=AVERAGE([.C6:.C14])" office:value-type="float" office:value="598" calcext:value-type="float">
            <text:p>598</text:p>
          </table:table-cell>
          <table:table-cell table:formula="of:=AVERAGE([.D6:.D14])" office:value-type="float" office:value="24" calcext:value-type="float">
            <text:p>24</text:p>
          </table:table-cell>
          <table:table-cell table:formula="of:=AVERAGE([.E6:.E14])" office:value-type="float" office:value="5.24" calcext:value-type="float">
            <text:p>5,24</text:p>
          </table:table-cell>
          <table:table-cell table:formula="of:=AVERAGE([.F6:.F14])" office:value-type="float" office:value="31.96" calcext:value-type="float">
            <text:p>31,96</text:p>
          </table:table-cell>
          <table:table-cell table:formula="of:=AVERAGE([.G6:.G14])" office:value-type="float" office:value="70.22" calcext:value-type="float">
            <text:p>70,22</text:p>
          </table:table-cell>
        </table:table-row>
        <table:table-row table:style-name="ro1">
          <table:table-cell/>
          <table:table-cell table:formula="of:=STDEV([.B6:.B14])" office:value-type="float" office:value="57.2309968461148" calcext:value-type="float">
            <text:p>57,2309968461148</text:p>
          </table:table-cell>
          <table:table-cell table:formula="of:=STDEV([.C6:.C14])" office:value-type="float" office:value="12.4699639133399" calcext:value-type="float">
            <text:p>12,4699639133399</text:p>
          </table:table-cell>
          <table:table-cell table:formula="of:=STDEV([.D6:.D14])" office:value-type="float" office:value="0" calcext:value-type="float">
            <text:p>0</text:p>
          </table:table-cell>
          <table:table-cell table:formula="of:=STDEV([.E6:.E14])" office:value-type="float" office:value="1.01143462467922" calcext:value-type="float">
            <text:p>1,01143462467922</text:p>
          </table:table-cell>
          <table:table-cell table:formula="of:=STDEV([.F6:.F14])" office:value-type="float" office:value="7.34186624776017" calcext:value-type="float">
            <text:p>7,34186624776017</text:p>
          </table:table-cell>
          <table:table-cell table:formula="of:=STDEV([.G6:.G14])" office:value-type="float" office:value="52.8826247457518" calcext:value-type="float">
            <text:p>52,882624745751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22:.G22])" office:value-type="float" office:value="284" calcext:value-type="float">
            <text:p>284</text:p>
          </table:table-cell>
          <table:table-cell office:value-type="float" office:value="1742" calcext:value-type="float">
            <text:p>1742</text:p>
          </table:table-cell>
          <table:table-cell office:value-type="float" office:value="24" calcext:value-type="float">
            <text:p>24</text:p>
          </table:table-cell>
          <table:table-cell table:formula="of:=4.5+5.3+3.8" office:value-type="float" office:value="13.6" calcext:value-type="float">
            <text:p>13,6</text:p>
          </table:table-cell>
          <table:table-cell table:formula="of:=48.1+48.6+30" office:value-type="float" office:value="126.7" calcext:value-type="float">
            <text:p>126,7</text:p>
          </table:table-cell>
          <table:table-cell table:formula="of:=65.3+38.7+39.7" office:value-type="float" office:value="143.7" calcext:value-type="float">
            <text:p>143,7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formula="of:=AVERAGE([.B22:.B24])" office:value-type="float" office:value="284" calcext:value-type="float">
            <text:p>284</text:p>
          </table:table-cell>
          <table:table-cell table:formula="of:=AVERAGE([.C22:.C24])" office:value-type="float" office:value="1742" calcext:value-type="float">
            <text:p>1742</text:p>
          </table:table-cell>
          <table:table-cell table:formula="of:=AVERAGE([.D22:.D24])" office:value-type="float" office:value="24" calcext:value-type="float">
            <text:p>24</text:p>
          </table:table-cell>
          <table:table-cell table:formula="of:=AVERAGE([.E22:.E30])" office:value-type="float" office:value="13.6" calcext:value-type="float">
            <text:p>13,6</text:p>
          </table:table-cell>
          <table:table-cell table:formula="of:=AVERAGE([.F22:.F30])" office:value-type="float" office:value="126.7" calcext:value-type="float">
            <text:p>126,7</text:p>
          </table:table-cell>
          <table:table-cell table:formula="of:=AVERAGE([.G22:.G30])" office:value-type="float" office:value="143.7" calcext:value-type="float">
            <text:p>143,7</text:p>
          </table:table-cell>
        </table:table-row>
        <table:table-row table:style-name="ro1">
          <table:table-cell/>
          <table:table-cell table:formula="of:=STDEV([.B22:.B24])" office:value-type="string" office:string-value="" calcext:value-type="error">
            <text:p>#DIV/0!</text:p>
          </table:table-cell>
          <table:table-cell table:formula="of:=STDEV([.C22:.C24])" office:value-type="string" office:string-value="" calcext:value-type="error">
            <text:p>#DIV/0!</text:p>
          </table:table-cell>
          <table:table-cell table:formula="of:=STDEV([.D22:.D24])" office:value-type="string" office:string-value="" calcext:value-type="error">
            <text:p>#DIV/0!</text:p>
          </table:table-cell>
          <table:table-cell table:formula="of:=STDEV([.E22:.E30])" office:value-type="string" office:string-value="" calcext:value-type="error">
            <text:p>#DIV/0!</text:p>
          </table:table-cell>
          <table:table-cell table:formula="of:=STDEV([.F22:.F30])" office:value-type="string" office:string-value="" calcext:value-type="error">
            <text:p>#DIV/0!</text:p>
          </table:table-cell>
          <table:table-cell table:formula="of:=STDEV([.G22:.G30])" office:value-type="string" office:string-value="" calcext:value-type="error">
            <text:p>#DIV/0!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ogb org</text:p>
          </table:table-cell>
          <table:table-cell table:formula="of:=SUM([.E42:.G42])" office:value-type="float" office:value="6.7" calcext:value-type="float">
            <text:p>6,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gb obr</text:p>
          </table:table-cell>
          <table:table-cell table:formula="of:=SUM([.E43:.G43])" office:value-type="float" office:value="3.8" calcext:value-type="float">
            <text:p>3,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orb obg</text:p>
          </table:table-cell>
          <table:table-cell table:formula="of:=SUM([.E44:.G44])" office:value-type="float" office:value="4.2" calcext:value-type="float">
            <text:p>4,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ogr orb</text:p>
          </table:table-cell>
          <table:table-cell table:formula="of:=SUM([.E45:.G45])" office:value-type="float" office:value="3.6" calcext:value-type="float">
            <text:p>3,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obr org</text:p>
          </table:table-cell>
          <table:table-cell table:formula="of:=SUM([.E46:.G46])" office:value-type="float" office:value="8.2" calcext:value-type="float">
            <text:p>8,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6.6" calcext:value-type="float">
            <text:p>6,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AVERAGE([.B42:.B46])" office:value-type="float" office:value="5.3" calcext:value-type="float">
            <text:p>5,3</text:p>
          </table:table-cell>
          <table:table-cell table:formula="of:=AVERAGE([.C42:.C46])" office:value-type="float" office:value="37.8" calcext:value-type="float">
            <text:p>37,8</text:p>
          </table:table-cell>
          <table:table-cell table:formula="of:=AVERAGE([.D42:.D46])" office:value-type="float" office:value="5.2" calcext:value-type="float">
            <text:p>5,2</text:p>
          </table:table-cell>
          <table:table-cell table:formula="of:=AVERAGE([.E42:.E46])" office:value-type="float" office:value="0.78" calcext:value-type="float">
            <text:p>0,78</text:p>
          </table:table-cell>
          <table:table-cell table:formula="of:=AVERAGE([.F42:.F46])" office:value-type="float" office:value="0.72" calcext:value-type="float">
            <text:p>0,72</text:p>
          </table:table-cell>
          <table:table-cell table:formula="of:=AVERAGE([.G42:.G46])" office:value-type="float" office:value="3.8" calcext:value-type="float">
            <text:p>3,8</text:p>
          </table:table-cell>
        </table:table-row>
        <table:table-row table:style-name="ro1">
          <table:table-cell/>
          <table:table-cell table:formula="of:=STDEV([.B42:.B46])" office:value-type="float" office:value="2.04450483002609" calcext:value-type="float">
            <text:p>2,04450483002609</text:p>
          </table:table-cell>
          <table:table-cell table:formula="of:=STDEV([.C42:.C46])" office:value-type="float" office:value="8.46758525200662" calcext:value-type="float">
            <text:p>8,46758525200662</text:p>
          </table:table-cell>
          <table:table-cell table:formula="of:=STDEV([.D42:.D46])" office:value-type="float" office:value="1.09544511501033" calcext:value-type="float">
            <text:p>1,09544511501033</text:p>
          </table:table-cell>
          <table:table-cell table:formula="of:=STDEV([.E42:.E46])" office:value-type="float" office:value="0.0447213595499958" calcext:value-type="float">
            <text:p>0,044721359549996</text:p>
          </table:table-cell>
          <table:table-cell table:formula="of:=STDEV([.F42:.F46])" office:value-type="float" office:value="0.148323969741913" calcext:value-type="float">
            <text:p>0,148323969741913</text:p>
          </table:table-cell>
          <table:table-cell table:formula="of:=STDEV([.G42:.G46])" office:value-type="float" office:value="1.93002590656188" calcext:value-type="float">
            <text:p>1,93002590656188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ory ogc</text:p>
          </table:table-cell>
          <table:table-cell table:formula="of:=SUM([.E62:.G62])"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table:formula="of:=0.9+0.2" office:value-type="float" office:value="1.1" calcext:value-type="float">
            <text:p>1,1</text:p>
          </table:table-cell>
          <table:table-cell table:formula="of:=2+3.5" office:value-type="float" office:value="5.5" calcext:value-type="float">
            <text:p>5,5</text:p>
          </table:table-cell>
          <table:table-cell table:formula="of:=33.1+5.3"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orc ogy</text:p>
          </table:table-cell>
          <table:table-cell table:formula="of:=SUM([.E63:.G63])" office:value-type="float" office:value="10.6" calcext:value-type="float">
            <text:p>10,6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.6" calcext:value-type="float">
            <text:p>2,6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obg oyc</text:p>
          </table:table-cell>
          <table:table-cell table:formula="of:=SUM([.E64:.G64])" office:value-type="float" office:value="11.8" calcext:value-type="float">
            <text:p>11,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.4" calcext:value-type="float">
            <text:p>3,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obc oyg</text:p>
          </table:table-cell>
          <table:table-cell table:formula="of:=SUM([.E65:.G65])" office:value-type="float" office:value="15.2" calcext:value-type="float">
            <text:p>15,2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formula="of:=0.9+0.2" office:value-type="float" office:value="1.1" calcext:value-type="float">
            <text:p>1,1</text:p>
          </table:table-cell>
          <table:table-cell table:formula="of:=2.8+2.2" office:value-type="float" office:value="5" calcext:value-type="float">
            <text:p>5</text:p>
          </table:table-cell>
          <table:table-cell table:formula="of:=4.1+5"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oog ocy</text:p>
          </table:table-cell>
          <table:table-cell table:formula="of:=SUM([.E66:.G66])" office:value-type="float" office:value="10.3" calcext:value-type="float">
            <text:p>10,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2.9" calcext:value-type="float">
            <text:p>2,9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ooy ocg</text:p>
          </table:table-cell>
          <table:table-cell table:formula="of:=SUM([.E67:.G67])" office:value-type="float" office:value="10.1" calcext:value-type="float">
            <text:p>10,1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3.3" calcext:value-type="float">
            <text:p>3,3</text:p>
          </table:table-cell>
          <table:table-cell office:value-type="float" office:value="6.6" calcext:value-type="float">
            <text:p>6,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AVERAGE([.B62:.B67])" office:value-type="float" office:value="17.1666666666667" calcext:value-type="float">
            <text:p>17,1666666666667</text:p>
          </table:table-cell>
          <table:table-cell table:formula="of:=AVERAGE([.C62:.C67])" office:value-type="float" office:value="161.666666666667" calcext:value-type="float">
            <text:p>161,666666666667</text:p>
          </table:table-cell>
          <table:table-cell table:formula="of:=AVERAGE([.D62:.D67])" office:value-type="float" office:value="8" calcext:value-type="float">
            <text:p>8</text:p>
          </table:table-cell>
          <table:table-cell table:formula="of:=AVERAGE([.E62:.E67])" office:value-type="float" office:value="0.833333333333333" calcext:value-type="float">
            <text:p>0,833333333333333</text:p>
          </table:table-cell>
          <table:table-cell table:formula="of:=AVERAGE([.F62:.F67])" office:value-type="float" office:value="3.78333333333333" calcext:value-type="float">
            <text:p>3,78333333333333</text:p>
          </table:table-cell>
          <table:table-cell table:formula="of:=AVERAGE([.G62:.G67])" office:value-type="float" office:value="12.55" calcext:value-type="float">
            <text:p>12,55</text:p>
          </table:table-cell>
        </table:table-row>
        <table:table-row table:style-name="ro1">
          <table:table-cell/>
          <table:table-cell table:formula="of:=STDEV([.B62:.B67])" office:value-type="float" office:value="13.7664326049513" calcext:value-type="float">
            <text:p>13,7664326049513</text:p>
          </table:table-cell>
          <table:table-cell table:formula="of:=STDEV([.C62:.C67])" office:value-type="float" office:value="53.6867457261722" calcext:value-type="float">
            <text:p>53,6867457261722</text:p>
          </table:table-cell>
          <table:table-cell table:formula="of:=STDEV([.D62:.D67])" office:value-type="float" office:value="0" calcext:value-type="float">
            <text:p>0</text:p>
          </table:table-cell>
          <table:table-cell table:formula="of:=STDEV([.E62:.E67])" office:value-type="float" office:value="0.332665998663324" calcext:value-type="float">
            <text:p>0,332665998663324</text:p>
          </table:table-cell>
          <table:table-cell table:formula="of:=STDEV([.F62:.F67])" office:value-type="float" office:value="1.18222953214114" calcext:value-type="float">
            <text:p>1,18222953214114</text:p>
          </table:table-cell>
          <table:table-cell table:formula="of:=STDEV([.G62:.G67])" office:value-type="float" office:value="12.6975194427888" calcext:value-type="float">
            <text:p>12,6975194427888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ory ogc obr oog</text:p>
          </table:table-cell>
          <table:table-cell table:formula="of:=SUM([.E82:.G82])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.6" calcext:value-type="float">
            <text:p>2,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orc ogy obr oog</text:p>
          </table:table-cell>
          <table:table-cell table:formula="of:=SUM([.E83:.G83])" office:value-type="float" office:value="53.9" calcext:value-type="float">
            <text:p>53,9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table:formula="of:=1+0.2+0.2" office:value-type="float" office:value="1.4" calcext:value-type="float">
            <text:p>1,4</text:p>
          </table:table-cell>
          <table:table-cell table:formula="of:=3+2.8+3.8" office:value-type="float" office:value="9.6" calcext:value-type="float">
            <text:p>9,6</text:p>
          </table:table-cell>
          <table:table-cell table:formula="of:=30.2+4.3+8.4"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ooy oyc orb obg</text:p>
          </table:table-cell>
          <table:table-cell table:formula="of:=SUM([.E84:.G84])" office:value-type="float" office:value="24.8" calcext:value-type="float">
            <text:p>24,8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table:formula="of:=0.9+0.2+0.1" office:value-type="float" office:value="1.2" calcext:value-type="float">
            <text:p>1,2</text:p>
          </table:table-cell>
          <table:table-cell table:formula="of:=2.9+2.7+1.9" office:value-type="float" office:value="7.5" calcext:value-type="float">
            <text:p>7,5</text:p>
          </table:table-cell>
          <table:table-cell table:formula="of:=4.8+4.5+6.8" office:value-type="float" office:value="16.1" calcext:value-type="float">
            <text:p>16,1</text:p>
          </table:table-cell>
        </table:table-row>
        <table:table-row table:style-name="ro1">
          <table:table-cell office:value-type="string" calcext:value-type="string">
            <text:p>ooy obo ocg orc</text:p>
          </table:table-cell>
          <table:table-cell table:formula="of:=SUM([.E85:.G85])" office:value-type="float" office:value="9.2" calcext:value-type="float">
            <text:p>9,2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oob obc ory oyg</text:p>
          </table:table-cell>
          <table:table-cell table:formula="of:=SUM([.E86:.G86])" office:value-type="float" office:value="21.6" calcext:value-type="float">
            <text:p>21,6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.4" calcext:value-type="float">
            <text:p>3,4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string" calcext:value-type="string">
            <text:p>obc ocy oro oog</text:p>
          </table:table-cell>
          <table:table-cell table:formula="of:=SUM([.E87:.G87])" office:value-type="float" office:value="7.8" calcext:value-type="float">
            <text:p>7,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AVERAGE([.B82:.B87])" office:value-type="float" office:value="21.05" calcext:value-type="float">
            <text:p>21,05</text:p>
          </table:table-cell>
          <table:table-cell table:formula="of:=AVERAGE([.C82:.C87])" office:value-type="float" office:value="170.5" calcext:value-type="float">
            <text:p>170,5</text:p>
          </table:table-cell>
          <table:table-cell table:formula="of:=AVERAGE([.D82:.D87])" office:value-type="float" office:value="8" calcext:value-type="float">
            <text:p>8</text:p>
          </table:table-cell>
          <table:table-cell table:formula="of:=AVERAGE([.E82:.E87])" office:value-type="float" office:value="1.05" calcext:value-type="float">
            <text:p>1,05</text:p>
          </table:table-cell>
          <table:table-cell table:formula="of:=AVERAGE([.F82:.F87])" office:value-type="float" office:value="4.63333333333333" calcext:value-type="float">
            <text:p>4,63333333333333</text:p>
          </table:table-cell>
          <table:table-cell table:formula="of:=AVERAGE([.G82:.G87])" office:value-type="float" office:value="15.3666666666667" calcext:value-type="float">
            <text:p>15,3666666666667</text:p>
          </table:table-cell>
        </table:table-row>
        <table:table-row table:style-name="ro1">
          <table:table-cell/>
          <table:table-cell table:formula="of:=STDEV([.B82:.B87])" office:value-type="float" office:value="17.6333490863194" calcext:value-type="float">
            <text:p>17,6333490863194</text:p>
          </table:table-cell>
          <table:table-cell table:formula="of:=STDEV([.C82:.C87])" office:value-type="float" office:value="91.8711053596287" calcext:value-type="float">
            <text:p>91,8711053596287</text:p>
          </table:table-cell>
          <table:table-cell table:formula="of:=STDEV([.D82:.D87])" office:value-type="float" office:value="0" calcext:value-type="float">
            <text:p>0</text:p>
          </table:table-cell>
          <table:table-cell table:formula="of:=STDEV([.E82:.E87])" office:value-type="float" office:value="0.207364413533277" calcext:value-type="float">
            <text:p>0,207364413533277</text:p>
          </table:table-cell>
          <table:table-cell table:formula="of:=STDEV([.F82:.F87])" office:value-type="float" office:value="3.13730245062006" calcext:value-type="float">
            <text:p>3,13730245062006</text:p>
          </table:table-cell>
          <table:table-cell table:formula="of:=STDEV([.G82:.G87])" office:value-type="float" office:value="14.6055697138683" calcext:value-type="float">
            <text:p>14,6055697138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 style:data-style-name="N2" text:time-value="10:21:57.9671726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3-12T11:51:41.516799351</dc:date>
    <meta:editing-duration>PT14H25M42S</meta:editing-duration>
    <meta:editing-cycles>165</meta:editing-cycles>
    <meta:generator>LibreOffice/6.0.7.3$Linux_X86_64 LibreOffice_project/00m0$Build-3</meta:generator>
    <meta:document-statistic meta:table-count="1" meta:cell-count="262" meta:object-count="0"/>
  </office:meta>
</office:document-meta>
</file>